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3AF0000021226F07D8DA310A8CE.png" manifest:media-type="image/png"/>
  <manifest:file-entry manifest:full-path="Pictures/100021B200009698000054ABB312A649B9EEC188.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ohit Punjabi2" svg:font-family="'Lohit Punjabi'" style:font-adornments="Bold" style:font-pitch="variable"/>
    <style:font-face style:name="OpenSymbol1" svg:font-family="OpenSymbol, 'Arial Unicode MS'" style:font-pitch="variable"/>
    <style:font-face style:name="Ubuntu Condensed2" svg:font-family="'Ubuntu Condensed'"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Punjabi" svg:font-family="'Lohit Punjabi'" style:font-family-generic="roman" style:font-pitch="variable"/>
    <style:font-face style:name="Lohit Punjabi1" svg:font-family="'Lohit Punjabi'" style:font-adornments="Bold" style:font-family-generic="roman" style:font-pitch="variable"/>
    <style:font-face style:name="NanumBarunGothic" svg:font-family="NanumBarunGothic" style:font-family-generic="roman" style:font-pitch="variable"/>
    <style:font-face style:name="NanumBarunGothic1" svg:font-family="NanumBarunGothic" style:font-adornments="Regular" style:font-family-generic="roman" style:font-pitch="variable"/>
    <style:font-face style:name="OpenSymbol" svg:font-family="OpenSymbol, 'Arial Unicode MS'" style:font-family-generic="roman" style:font-pitch="variable"/>
    <style:font-face style:name="Ubuntu Condensed" svg:font-family="'Ubuntu Condensed'" style:font-family-generic="roman" style:font-pitch="variable"/>
    <style:font-face style:name="Ubuntu Condensed1" svg:font-family="'Ubuntu Condensed'" style:font-adornments="Regular" style:font-family-generic="roman" style:font-pitch="variable"/>
    <style:font-face style:name="FreeSans1" svg:font-family="FreeSans" style:font-family-generic="swiss" style:font-pitch="variable"/>
    <style:font-face style:name="NanumBarunGothic2" svg:font-family="NanumBarunGothic"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false" presentation:display-footer="false" presentation:display-page-number="false" presentation:display-date-time="true"/>
    </style:style>
    <style:style style:name="gr1" style:family="graphic">
      <style:graphic-properties style:protect="size"/>
    </style:style>
    <style:style style:name="pr1" style:family="presentation" style:parent-style-name="Metropolis-title">
      <style:graphic-properties fo:min-height="10.261cm"/>
    </style:style>
    <style:style style:name="pr2" style:family="presentation" style:parent-style-name="Metropolis-subtitle">
      <style:graphic-properties draw:fill-color="#ffffff" draw:auto-grow-height="true" fo:min-height="22.789cm"/>
    </style:style>
    <style:style style:name="pr3" style:family="presentation" style:parent-style-name="Metropolis-notes">
      <style:graphic-properties draw:fill-color="#ffffff" draw:auto-grow-height="true" fo:min-height="14cm"/>
    </style:style>
    <style:style style:name="pr4" style:family="presentation" style:parent-style-name="Metropolis-title">
      <style:graphic-properties fo:min-height="2.667cm"/>
    </style:style>
    <style:style style:name="pr5" style:family="presentation" style:parent-style-name="Metropolis-outline1">
      <style:graphic-properties fo:min-height="15.99cm"/>
    </style:style>
    <style:style style:name="pr6" style:family="presentation" style:parent-style-name="Metropolis-notes">
      <style:graphic-properties draw:fill-color="#ffffff" fo:min-height="14cm"/>
    </style:style>
    <style:style style:name="pr7" style:family="presentation" style:parent-style-name="Metropolis-title">
      <style:graphic-properties fo:min-height="5.131cm"/>
    </style:style>
    <style:style style:name="pr8" style:family="presentation" style:parent-style-name="Metropolis-outline1" style:list-style-name="L5">
      <style:graphic-properties fo:min-height="15.99cm"/>
    </style:style>
    <style:style style:name="pr9" style:family="presentation" style:parent-style-name="Metropolis-title">
      <style:graphic-properties draw:auto-grow-height="true" fo:min-height="2.667cm"/>
    </style:style>
    <style:style style:name="pr10" style:family="presentation" style:parent-style-name="Metropolis-title">
      <style:graphic-properties fo:min-height="5.141cm"/>
    </style:style>
    <style:style style:name="pr11" style:family="presentation" style:parent-style-name="Metropolis-outline1" style:list-style-name="L7">
      <style:graphic-properties fo:min-height="15.99cm"/>
    </style:style>
    <style:style style:name="pr12" style:family="presentation" style:parent-style-name="Metropolis-outline1" style:list-style-name="L7">
      <style:graphic-properties fo:min-height="15.99cm"/>
    </style:style>
    <style:style style:name="pr13" style:family="presentation" style:parent-style-name="Metropolis-outline1" style:list-style-name="L7">
      <style:graphic-properties fo:min-height="15.99cm"/>
    </style:style>
    <style:style style:name="co1" style:family="table-column">
      <style:table-column-properties style:column-width="6.42cm" style:use-optimal-column-width="false"/>
    </style:style>
    <style:style style:name="co2" style:family="table-column">
      <style:table-column-properties style:column-width="9.738cm" style:use-optimal-column-width="false"/>
    </style:style>
    <style:style style:name="co3" style:family="table-column">
      <style:table-column-properties style:column-width="6.604cm" style:use-optimal-column-width="false"/>
    </style:style>
    <style:style style:name="ro1" style:family="table-row">
      <style:table-row-properties style:row-height="1.999cm"/>
    </style:style>
    <style:style style:name="ro2" style:family="table-row">
      <style:table-row-properties style:row-height="2cm"/>
    </style:style>
    <style:style style:name="ce1" style:family="table-cell">
      <loext:graphic-properties draw:textarea-vertical-align="middle"/>
      <style:paragraph-properties fo:text-align="justify"/>
    </style:style>
    <style:style style:name="ce2" style:family="table-cell">
      <loext:graphic-properties draw:textarea-vertical-align="middle"/>
      <style:paragraph-properties fo:text-align="center"/>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paragraph-properties fo:text-align="center"/>
    </style:style>
    <style:style style:name="P4"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000000" fo:font-size="20pt" style:font-size-asian="20pt" style:font-size-complex="20pt"/>
    </style:style>
    <style:style style:name="T3" style:family="text">
      <style:text-properties fo:color="#000000" fo:font-size="20pt" style:font-size-asian="20pt"/>
    </style:style>
    <style:style style:name="T4" style:family="text">
      <style:text-properties fo:color="#000000" fo:font-size="18pt" fo:font-weight="normal" style:font-size-asian="18pt" style:font-weight-asian="normal" style:font-size-complex="18pt" style:font-weight-complex="normal"/>
    </style:style>
    <style:style style:name="T5"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text:list-style style:name="L6">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text:list-style style:name="L7">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office:automatic-styles>
  <office:body>
    <office:presentation>
      <presentation:date-time-decl presentation:name="dtd1" presentation:source="fixed">Wed 18 January 2017</presentation:date-time-decl>
      <presentation:date-time-decl presentation:name="dtd2" presentation:source="fixed">Sun 22 January 2017</presentation:date-time-decl>
      <presentation:date-time-decl presentation:name="dtd3" presentation:source="fixed">Sun 5 February 2017</presentation:date-time-decl>
      <presentation:date-time-decl presentation:name="dtd4" presentation:source="fixed">Sun 12 February 2017</presentation:date-time-decl>
      <draw:page draw:name="page1" draw:style-name="dp1" draw:master-page-name="Metropolis" presentation:presentation-page-layout-name="AL1T0" presentation:use-date-time-name="dtd1">
        <office:forms form:automatic-focus="false" form:apply-design-mode="false"/>
        <draw:frame presentation:style-name="pr1" draw:text-style-name="P1" draw:layer="layout" svg:width="25.199cm" svg:height="10.261cm" svg:x="1.4cm" svg:y="-2.54cm" presentation:class="title" presentation:user-transformed="true">
          <draw:text-box>
            <text:p><text:span text:style-name="T1"><text:line-break/></text:span><text:span text:style-name="T1">INTERN</text:span><text:span text:style-name="T1">ET AND </text:span><text:span text:style-name="T1">WEB </text:span><text:span text:style-name="T1">TECHN</text:span><text:span text:style-name="T1">OLOGY</text:span><text:span text:style-name="T1"><text:line-break/></text:span><text:span text:style-name="T1">IT 652</text:span></text:p>
          </draw:text-box>
        </draw:frame>
        <draw:frame presentation:style-name="pr2" draw:text-style-name="P2" draw:layer="layout" svg:width="25.2cm" svg:height="22.789cm" svg:x="1.4cm" svg:y="1.792cm" presentation:class="subtitle" presentation:user-transformed="true">
          <draw:text-box>
            <text:p><text:span text:style-name="T1"/></text:p>
            <text:p><text:span text:style-name="T1"/></text:p>
            <text:p><text:span text:style-name="T1"/></text:p>
            <text:p><text:span text:style-name="T1"/></text:p>
            <text:p><text:span text:style-name="T1"/></text:p>
            <text:p><text:span text:style-name="T1">GROUP 22</text:span></text:p>
            <text:p><text:span text:style-name="T1"/></text:p>
            <text:p><text:span text:style-name="T1">TEAM </text:span><text:span text:style-name="T1">MEMBERS</text:span></text:p>
            <text:p><text:span text:style-name="T1"/></text:p>
            <text:p><text:span text:style-name="T1"/></text:p>
            <text:p><text:span text:style-name="T1"/></text:p>
            <text:p><text:span text:style-name="T1"/></text:p>
            <text:p><text:span text:style-name="T1"/></text:p>
            <text:p><text:span text:style-name="T1"/></text:p>
            <text:p><text:span text:style-name="T1"/></text:p>
            <text:p/>
            <text:p/>
            <text:p/>
          </draw:text-box>
        </draw:frame>
        <draw:frame draw:style-name="standard" draw:layer="layout" svg:width="22.761cm" svg:height="3.998cm" svg:x="3.778cm" svg:y="13.34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BONNY BRAHMA</text:p>
              </table:table-cell>
              <table:table-cell>
                <text:p text:style-name="P3">BISHAKH CHANDRA GHOSH</text:p>
              </table:table-cell>
              <table:table-cell>
                <text:p text:style-name="P3">AAHEL GONI</text:p>
              </table:table-cell>
            </table:table-row>
            <table:table-row table:style-name="ro2" table:default-cell-style-name="ce1">
              <table:table-cell table:style-name="ce2">
                <text:p text:style-name="P3">14/IT/05</text:p>
              </table:table-cell>
              <table:table-cell>
                <text:p text:style-name="P3">14/IT/11</text:p>
              </table:table-cell>
              <table:table-cell>
                <text:p text:style-name="P3">14/IT/89</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Metropolis" presentation:presentation-page-layout-name="AL2T1" presentation:use-date-time-name="dtd1">
        <office:forms form:automatic-focus="false" form:apply-design-mode="false"/>
        <draw:frame presentation:style-name="pr4" draw:text-style-name="P1" draw:layer="layout" svg:width="14.8cm" svg:height="2.667cm" svg:x="6.6cm" svg:y="0.961cm" presentation:class="title" presentation:user-transformed="true">
          <draw:text-box>
            <text:p><text:span text:style-name="T1">PROJEC</text:span><text:span text:style-name="T1">T </text:span><text:span text:style-name="T1">OUTLIN</text:span><text:span text:style-name="T1">E</text:span></text:p>
          </draw:text-box>
        </draw:frame>
        <draw:frame presentation:style-name="pr5" draw:layer="layout" svg:width="25.2cm" svg:height="16.24cm" svg:x="1.4cm" svg:y="5.066cm" presentation:class="outline" presentation:user-transformed="true">
          <draw:text-box>
            <text:p text:style-name="P3"><text:span text:style-name="T2"/></text:p>
            <text:p text:style-name="P3"><text:span text:style-name="T2">PROJECT: STUDENT INFORMATION SYSTEM</text:span></text:p>
            <text:p text:style-name="P3"><text:span text:style-name="T3"/></text:p>
            <text:p><text:span text:style-name="T4">1.There will be webpages for two types of accounts: One for the administrator and other for the user. Two separate login system need to be created. </text:span></text:p>
            <text:p><text:span text:style-name="T4">2.Administrator having the right to access the student database, add new students data, delete any students data or update the same. </text:span></text:p>
            <text:p><text:span text:style-name="T4">3.Users/students need to register first by filling up a standard registration form with the fields like Name, Age, Branch, Contact Details etc. The registration request should go to the administrator. Upon acceptance the registration request, the administrator decides to activate the account. </text:span></text:p>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Metropolis" presentation:presentation-page-layout-name="AL2T1" presentation:use-date-time-name="dtd1">
        <office:forms form:automatic-focus="false" form:apply-design-mode="false"/>
        <draw:frame presentation:style-name="pr7" draw:layer="layout" svg:width="14.8cm" svg:height="5.131cm" svg:x="6.6cm" svg:y="-0.432cm" presentation:class="title" presentation:user-transformed="true">
          <draw:text-box>
            <text:p>TASKS COMPLETED</text:p>
          </draw:text-box>
        </draw:frame>
        <draw:frame presentation:style-name="pr8" draw:text-style-name="P4" draw:layer="layout" svg:width="25.2cm" svg:height="16.24cm" svg:x="1.4cm" svg:y="5.066cm" presentation:class="outline">
          <draw:text-box>
            <text:list text:style-name="L5">
              <text:list-item>
                <text:p><text:span text:style-name="T5">Created a </text:span><text:span text:style-name="T1">Sign Up Page</text:span><text:span text:style-name="T5"> using </text:span><text:span text:style-name="T1">HTML.</text:span></text:p>
                <text:p><text:span text:style-name="T1"/></text:p>
              </text:list-item>
              <text:list-item>
                <text:p><text:span text:style-name="T5">Styling done using external </text:span><text:span text:style-name="T1">Cascading Style Sheets(CSS).</text:span></text:p>
              </text:list-item>
              <text:list-item>
                <text:p><text:span text:style-name="T5">All styles saved in CSS file </text:span><text:span text:style-name="T1">style.css</text:span><text:span text:style-name="T5">.</text:span></text:p>
                <text:p><text:span text:style-name="T1"/></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Metropolis" presentation:presentation-page-layout-name="AL2T1" presentation:use-date-time-name="dtd1">
        <office:forms form:automatic-focus="false" form:apply-design-mode="false"/>
        <draw:frame presentation:style-name="pr9" draw:layer="layout" svg:width="14.8cm" svg:height="2.667cm" svg:x="6.6cm" svg:y="0.8cm" presentation:class="title">
          <draw:text-box>
            <text:p>WORK DIVISION</text:p>
          </draw:text-box>
        </draw:frame>
        <draw:frame presentation:style-name="pr5" draw:layer="layout" svg:width="25.2cm" svg:height="16.24cm" svg:x="1.4cm" svg:y="5.066cm" presentation:class="outline">
          <draw:text-box>
            <text:list text:style-name="L4">
              <text:list-item>
                <text:p>Work done by Bonny , Bishakh and Aahel</text:p>
                <text:list>
                  <text:list-header>
                    <text:p/>
                  </text:list-header>
                  <text:list-item>
                    <text:p>Designed the Sign Up page using HTML</text:p>
                  </text:list-item>
                  <text:list-item>
                    <text:p>Styling using CSS</text:p>
                    <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Metropolis" presentation:presentation-page-layout-name="AL2T1" presentation:use-date-time-name="dtd1">
        <office:forms form:automatic-focus="false" form:apply-design-mode="false"/>
        <draw:frame presentation:style-name="pr10" draw:layer="layout" svg:width="14.8cm" svg:height="5.141cm" svg:x="6.6cm" svg:y="-0.437cm" presentation:class="title" presentation:user-transformed="true">
          <draw:text-box>
            <text:p>TASKS TO BE DONE NEXT</text:p>
          </draw:text-box>
        </draw:frame>
        <draw:frame presentation:style-name="pr11" draw:layer="layout" svg:width="25.2cm" svg:height="16.24cm" svg:x="1.4cm" svg:y="5.066cm" presentation:class="outline" presentation:user-transformed="true">
          <draw:text-box>
            <text:list text:style-name="L4">
              <text:list-item>
                <text:p>To design<text:span text:style-name="T1"> Log In Page</text:span> using HTML.</text:p>
              </text:list-item>
              <text:list-item>
                <text:p>Styling using <text:span text:style-name="T1">CSS</text:span>.</text:p>
              </text:list-item>
              <text:list-item>
                <text:p>To include <text:span text:style-name="T1">Navigation Bars</text:span>.</text:p>
              </text:list-item>
              <text:list-item>
                <text:p>To add <text:span text:style-name="T1">Image</text:span>.</text:p>
              </text:list-item>
            </text:list>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Metropolis" presentation:presentation-page-layout-name="AL2T1" presentation:use-date-time-name="dtd2">
        <draw:frame presentation:style-name="pr7" draw:layer="layout" svg:width="14.8cm" svg:height="5.131cm" svg:x="6.6cm" svg:y="-0.432cm" presentation:class="title" presentation:user-transformed="true">
          <draw:text-box>
            <text:p>TASKS COMPLETED</text:p>
          </draw:text-box>
        </draw:frame>
        <draw:frame presentation:style-name="pr5" draw:layer="layout" svg:width="25.2cm" svg:height="16.24cm" svg:x="1.4cm" svg:y="5.066cm" presentation:class="outline" presentation:user-transformed="true">
          <draw:text-box>
            <text:list text:style-name="L4">
              <text:list-item>
                <text:p>Designed <text:span text:style-name="T1">Student Log In Page</text:span> using HTML.</text:p>
              </text:list-item>
              <text:list-item>
                <text:p>Designed <text:span text:style-name="T1">Administrator Log In</text:span> Page using HTML.</text:p>
              </text:list-item>
              <text:list-item>
                <text:p>Styling using <text:span text:style-name="T1">CSS</text:span>.</text:p>
              </text:list-item>
              <text:list-item>
                <text:p>Included <text:span text:style-name="T1">Navigation Bars</text:span>.</text:p>
              </text:list-item>
              <text:list-item>
                <text:p>Added <text:span text:style-name="T1">Image</text:span>.</text:p>
              </text:list-item>
            </text:list>
          </draw:text-box>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1" draw:master-page-name="Metropolis" presentation:presentation-page-layout-name="AL2T1" presentation:use-date-time-name="dtd2">
        <draw:frame presentation:style-name="pr9" draw:layer="layout" svg:width="14.8cm" svg:height="2.667cm" svg:x="6.6cm" svg:y="0.8cm" presentation:class="title">
          <draw:text-box>
            <text:p>WORK DIVISION</text:p>
          </draw:text-box>
        </draw:frame>
        <draw:frame presentation:style-name="pr5" draw:layer="layout" svg:width="25.2cm" svg:height="16.24cm" svg:x="1.4cm" svg:y="5.066cm" presentation:class="outline">
          <draw:text-box>
            <text:list text:style-name="L4">
              <text:list-item>
                <text:p>Work done by Bonny</text:p>
              </text:list-item>
            </text:list>
            <text:list text:style-name="L6">
              <text:list-item>
                <text:list>
                  <text:list-item>
                    <text:p>Designed Student Log In page using HTML and CSS.</text:p>
                  </text:list-item>
                  <text:list-item>
                    <text:p>Designed Navigation Bar.</text:p>
                  </text:list-item>
                </text:list>
              </text:list-item>
            </text:list>
            <text:list text:style-name="L5">
              <text:list-item>
                <text:p>Work done by Bishakh</text:p>
              </text:list-item>
            </text:list>
            <text:list text:style-name="L6">
              <text:list-item>
                <text:list>
                  <text:list-item>
                    <text:p>Styling using CSS.</text:p>
                  </text:list-item>
                  <text:list-item>
                    <text:p>Added Image.</text:p>
                    <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Metropolis" presentation:presentation-page-layout-name="AL2T1" presentation:use-date-time-name="dtd2">
        <draw:frame presentation:style-name="pr5" draw:layer="layout" svg:width="25.4cm" svg:height="19.506cm" svg:x="1.2cm" svg:y="1.8cm" presentation:class="outline" presentation:user-transformed="true">
          <draw:text-box>
            <text:list text:style-name="L4">
              <text:list-header>
                <text:p/>
              </text:list-header>
              <text:list-item>
                <text:p>Work done by Aahel</text:p>
              </text:list-item>
            </text:list>
            <text:list text:style-name="L6">
              <text:list-item>
                <text:list>
                  <text:list-item>
                    <text:p>Designed Administrator Log In Page using HTML</text:p>
                  </text:list-item>
                  <text:list-item>
                    <text:p><text:s text:c="2"/>Styling using CSS</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Metropolis" presentation:presentation-page-layout-name="AL2T1" presentation:use-date-time-name="dtd2">
        <draw:frame presentation:style-name="pr7" draw:layer="layout" svg:width="14.8cm" svg:height="5.131cm" svg:x="6.6cm" svg:y="-0.432cm" presentation:class="title" presentation:user-transformed="true">
          <draw:text-box>
            <text:p>TASKS TO BE DONE NEXT</text:p>
          </draw:text-box>
        </draw:frame>
        <draw:frame presentation:style-name="pr5" draw:layer="layout" svg:width="25.2cm" svg:height="16.24cm" svg:x="1.4cm" svg:y="5.066cm" presentation:class="outline">
          <draw:text-box>
            <text:list text:style-name="L7">
              <text:list-header>
                <text:p/>
              </text:list-header>
              <text:list-item>
                <text:p>To design a <text:span text:style-name="T1">Home Page</text:span>.</text:p>
              </text:list-item>
              <text:list-item>
                <text:p>Include <text:span text:style-name="T1">Navigation Bars</text:span>.</text:p>
              </text:list-item>
              <text:list-item>
                <text:p><text:span text:style-name="T1">Validate</text:span> using <text:span text:style-name="T5">JavaScript(JS)</text:span>.</text:p>
              </text:list-item>
              <text:list-item>
                <text:p>Add <text:span text:style-name="T1">Image</text:span>.</text:p>
              </text:list-item>
            </text:list>
          </draw:text-box>
        </draw:frame>
        <presentation:notes draw:style-name="dp2">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1" draw:master-page-name="Metropolis" presentation:presentation-page-layout-name="AL2T1" presentation:use-date-time-name="dtd3">
        <office:forms form:automatic-focus="false" form:apply-design-mode="false"/>
        <draw:frame presentation:style-name="pr7" draw:layer="layout" svg:width="14.8cm" svg:height="5.131cm" svg:x="6.6cm" svg:y="-0.432cm" presentation:class="title" presentation:user-transformed="true">
          <draw:text-box>
            <text:p>TASKS COMPLETED</text:p>
          </draw:text-box>
        </draw:frame>
        <draw:frame presentation:style-name="pr5" draw:layer="layout" svg:width="25.2cm" svg:height="16.24cm" svg:x="1.4cm" svg:y="5.066cm" presentation:class="outline" presentation:user-transformed="true">
          <draw:text-box>
            <text:list text:style-name="L4">
              <text:list-header>
                <text:p/>
              </text:list-header>
              <text:list-item>
                <text:p>Designed a <text:span text:style-name="T1">Home Page</text:span> using HTML and CSS.</text:p>
              </text:list-item>
              <text:list-item>
                <text:p>Included <text:span text:style-name="T1">Navigation Bars</text:span>.</text:p>
              </text:list-item>
              <text:list-item>
                <text:p>Added <text:span text:style-name="T1">Image</text:span>.</text:p>
              </text:list-item>
              <text:list-item>
                <text:p><text:span text:style-name="T1">Form validation </text:span><text:span text:style-name="T5"><text:s/>using JavaScript.</text:span></text:p>
              </text:list-item>
            </text:list>
          </draw:text-box>
        </draw:frame>
        <presentation:notes draw:style-name="dp2">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1" draw:master-page-name="Metropolis" presentation:presentation-page-layout-name="AL2T1" presentation:use-date-time-name="dtd3">
        <office:forms form:automatic-focus="false" form:apply-design-mode="false"/>
        <draw:frame presentation:style-name="pr9" draw:layer="layout" svg:width="14.8cm" svg:height="2.667cm" svg:x="6.6cm" svg:y="0.8cm" presentation:class="title">
          <draw:text-box>
            <text:p>WORK DIVISION</text:p>
          </draw:text-box>
        </draw:frame>
        <draw:frame presentation:style-name="pr5" draw:layer="layout" svg:width="25.2cm" svg:height="16.24cm" svg:x="1.4cm" svg:y="5.066cm" presentation:class="outline" presentation:user-transformed="true">
          <draw:text-box>
            <text:list text:style-name="L4">
              <text:list-item>
                <text:p>Work done by Bonny</text:p>
                <text:list>
                  <text:list-item>
                    <text:p>Designed the Home Page using HTML.</text:p>
                  </text:list-item>
                  <text:list-item>
                    <text:p>Designed the Navigation Bar.</text:p>
                  </text:list-item>
                </text:list>
              </text:list-item>
            </text:list>
            <text:list text:style-name="L5">
              <text:list-item>
                <text:p>Work done by Bishakh</text:p>
              </text:list-item>
            </text:list>
            <text:list text:style-name="L6">
              <text:list-item>
                <text:list>
                  <text:list-item>
                    <text:p>Validation using JS.</text:p>
                  </text:list-item>
                  <text:list-item>
                    <text:p>Styling using CSS.</text:p>
                    <text:p/>
                  </text:list-item>
                </text:list>
              </text:list-item>
            </text:list>
            <text:list text:style-name="L4">
              <text:list-item>
                <text:list>
                  <text:list-header>
                    <text:p/>
                    <text:p/>
                  </text:list-header>
                </text:list>
              </text:list-item>
            </text:list>
          </draw:text-box>
        </draw:frame>
        <presentation:notes draw:style-name="dp2">
          <draw:page-thumbnail draw:style-name="gr1"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draw:page draw:name="page12" draw:style-name="dp1" draw:master-page-name="Metropolis" presentation:presentation-page-layout-name="AL2T1" presentation:use-date-time-name="dtd3">
        <office:forms form:automatic-focus="false" form:apply-design-mode="false"/>
        <draw:frame presentation:style-name="pr5" draw:layer="layout" svg:width="25cm" svg:height="20.706cm" svg:x="1.6cm" svg:y="0.6cm" presentation:class="outline" presentation:user-transformed="true">
          <draw:text-box>
            <text:list text:style-name="L4">
              <text:list-header>
                <text:p/>
                <text:p/>
                <text:p/>
              </text:list-header>
              <text:list-item>
                <text:p>Work done by Aahel</text:p>
              </text:list-item>
            </text:list>
            <text:list text:style-name="L6">
              <text:list-item>
                <text:list>
                  <text:list-item>
                    <text:p>Designed Log In Page using HTML </text:p>
                  </text:list-item>
                  <text:list-item>
                    <text:p>Styling using CSS.</text:p>
                  </text:list-item>
                </text:list>
              </text:list-item>
            </text:list>
          </draw:text-box>
        </draw:frame>
        <presentation:notes draw:style-name="dp2">
          <draw:page-thumbnail draw:style-name="gr1" draw:layer="layout" svg:width="17cm" svg:height="9.56cm" svg:x="2cm" svg:y="2.5cm" draw:page-number="12" presentation:class="page"/>
          <draw:frame presentation:style-name="pr6" draw:text-style-name="P2" draw:layer="layout" svg:width="17cm" svg:height="14cm" svg:x="2cm" svg:y="13cm" presentation:class="notes" presentation:placeholder="true">
            <draw:text-box/>
          </draw:frame>
        </presentation:notes>
      </draw:page>
      <draw:page draw:name="page13" draw:style-name="dp1" draw:master-page-name="Metropolis" presentation:presentation-page-layout-name="AL2T1" presentation:use-date-time-name="dtd3">
        <office:forms form:automatic-focus="false" form:apply-design-mode="false"/>
        <draw:frame presentation:style-name="pr7" draw:layer="layout" svg:width="14.8cm" svg:height="5.131cm" svg:x="6.6cm" svg:y="-0.432cm" presentation:class="title" presentation:user-transformed="true">
          <draw:text-box>
            <text:p>TASKS TO BE DONE NEXT</text:p>
          </draw:text-box>
        </draw:frame>
        <draw:frame presentation:style-name="pr12" draw:layer="layout" svg:width="25.2cm" svg:height="16.24cm" svg:x="1.4cm" svg:y="5.066cm" presentation:class="outline" presentation:user-transformed="true">
          <draw:text-box>
            <text:list text:style-name="L7">
              <text:list-item>
                <text:p>Generate <text:span text:style-name="T1">automatic Roll Number</text:span> from Registration Number and Branch.</text:p>
              </text:list-item>
              <text:list-item>
                <text:p><text:span text:style-name="T1">Date of Birth</text:span> in calender format and automatic <text:span text:style-name="T1">Age</text:span>.</text:p>
              </text:list-item>
              <text:list-item>
                <text:p>Setting up the <text:span text:style-name="T1">Database</text:span>.</text:p>
              </text:list-item>
              <text:list-item>
                <text:p>Setting up <text:span text:style-name="T1">Apache</text:span> server.</text:p>
              </text:list-item>
              <text:list-item>
                <text:p>Setting up PHP</text:p>
              </text:list-item>
            </text:list>
          </draw:text-box>
        </draw:frame>
        <presentation:notes draw:style-name="dp2">
          <draw:page-thumbnail draw:style-name="gr1" draw:layer="layout" svg:width="17cm" svg:height="9.56cm" svg:x="2cm" svg:y="2.5cm" draw:page-number="13" presentation:class="page"/>
          <draw:frame presentation:style-name="pr6" draw:text-style-name="P2" draw:layer="layout" svg:width="17cm" svg:height="14cm" svg:x="2cm" svg:y="13cm" presentation:class="notes" presentation:placeholder="true">
            <draw:text-box/>
          </draw:frame>
        </presentation:notes>
      </draw:page>
      <draw:page draw:name="page14" draw:style-name="dp1" draw:master-page-name="Metropolis" presentation:presentation-page-layout-name="AL2T1" presentation:use-date-time-name="dtd4">
        <office:forms form:automatic-focus="false" form:apply-design-mode="false"/>
        <draw:frame presentation:style-name="pr10" draw:layer="layout" svg:width="14.8cm" svg:height="5.141cm" svg:x="6.6cm" svg:y="-0.437cm" presentation:class="title" presentation:user-transformed="true">
          <draw:text-box>
            <text:p>TASKS COMPLETED</text:p>
          </draw:text-box>
        </draw:frame>
        <draw:frame presentation:style-name="pr5" draw:layer="layout" svg:width="25.2cm" svg:height="16.24cm" svg:x="1.4cm" svg:y="5.066cm" presentation:class="outline" presentation:user-transformed="true">
          <draw:text-box>
            <text:list text:style-name="L4">
              <text:list-item>
                <text:p>Generated <text:span text:style-name="T1">automatic Roll Number</text:span> from Registration number and Branch.</text:p>
              </text:list-item>
              <text:list-item>
                <text:p>Automatic age calculation from DOB.</text:p>
              </text:list-item>
              <text:list-item>
                <text:p>Date of Birth in <text:span text:style-name="T1">Calendar</text:span>.</text:p>
              </text:list-item>
              <text:list-item>
                <text:p>Set up MySQL, Apache, PHP.</text:p>
              </text:list-item>
            </text:list>
          </draw:text-box>
        </draw:frame>
        <presentation:notes draw:style-name="dp2">
          <draw:page-thumbnail draw:style-name="gr1" draw:layer="layout" svg:width="17cm" svg:height="9.56cm" svg:x="2cm" svg:y="2.5cm" draw:page-number="14" presentation:class="page"/>
          <draw:frame presentation:style-name="pr6" draw:text-style-name="P2" draw:layer="layout" svg:width="17cm" svg:height="14cm" svg:x="2cm" svg:y="13cm" presentation:class="notes" presentation:placeholder="true">
            <draw:text-box/>
          </draw:frame>
        </presentation:notes>
      </draw:page>
      <draw:page draw:name="page15" draw:style-name="dp1" draw:master-page-name="Metropolis" presentation:presentation-page-layout-name="AL2T1" presentation:use-date-time-name="dtd4">
        <office:forms form:automatic-focus="false" form:apply-design-mode="false"/>
        <draw:frame presentation:style-name="pr9" draw:layer="layout" svg:width="14.8cm" svg:height="2.667cm" svg:x="6.6cm" svg:y="0.8cm" presentation:class="title">
          <draw:text-box>
            <text:p>WORK DIVISION</text:p>
          </draw:text-box>
        </draw:frame>
        <draw:frame presentation:style-name="pr5" draw:layer="layout" svg:width="25.2cm" svg:height="16.24cm" svg:x="1.4cm" svg:y="5.066cm" presentation:class="outline">
          <draw:text-box>
            <text:list text:style-name="L4">
              <text:list-item>
                <text:p>Work done by Bonny</text:p>
                <text:list>
                  <text:list-item>
                    <text:p>Generated automatic roll number from Reg No. and Branch.</text:p>
                  </text:list-item>
                  <text:list-item>
                    <text:p>DOB in calendar format.</text:p>
                  </text:list-item>
                </text:list>
              </text:list-item>
            </text:list>
            <text:list text:style-name="L5">
              <text:list-item>
                <text:p>Work done by Bishakh</text:p>
              </text:list-item>
            </text:list>
            <text:list text:style-name="L6">
              <text:list-item>
                <text:list>
                  <text:list-item>
                    <text:p>Add fields in sign up page</text:p>
                  </text:list-item>
                  <text:list-item>
                    <text:p>Validation using JS</text:p>
                  </text:list-item>
                  <text:list-item>
                    <text:p>Age calculation from DOB</text:p>
                    <text:p/>
                  </text:list-item>
                </text:list>
              </text:list-item>
            </text:list>
            <text:p/>
          </draw:text-box>
        </draw:frame>
        <presentation:notes draw:style-name="dp2">
          <draw:page-thumbnail draw:style-name="gr1" draw:layer="layout" svg:width="17cm" svg:height="9.56cm" svg:x="2cm" svg:y="2.5cm" draw:page-number="15" presentation:class="page"/>
          <draw:frame presentation:style-name="pr6" draw:text-style-name="P2" draw:layer="layout" svg:width="17cm" svg:height="14cm" svg:x="2cm" svg:y="13cm" presentation:class="notes" presentation:placeholder="true">
            <draw:text-box/>
          </draw:frame>
        </presentation:notes>
      </draw:page>
      <draw:page draw:name="page16" draw:style-name="dp1" draw:master-page-name="Metropolis" presentation:presentation-page-layout-name="AL2T1" presentation:use-date-time-name="dtd4">
        <office:forms form:automatic-focus="false" form:apply-design-mode="false"/>
        <draw:frame presentation:style-name="pr5" draw:layer="layout" svg:width="25.2cm" svg:height="16.24cm" svg:x="1.8cm" svg:y="4.966cm" presentation:class="outline" presentation:user-transformed="true">
          <draw:text-box>
            <text:list text:style-name="L4">
              <text:list-item>
                <text:p>Work done by Aahel</text:p>
              </text:list-item>
            </text:list>
            <text:list text:style-name="L6">
              <text:list-item>
                <text:list>
                  <text:list-item>
                    <text:p>Setup Apache</text:p>
                  </text:list-item>
                  <text:list-item>
                    <text:p>Setup MySQL</text:p>
                  </text:list-item>
                  <text:list-item>
                    <text:p>Setup PHP</text:p>
                  </text:list-item>
                </text:list>
              </text:list-item>
            </text:list>
          </draw:text-box>
        </draw:frame>
        <presentation:notes draw:style-name="dp2">
          <draw:page-thumbnail draw:style-name="gr1" draw:layer="layout" svg:width="17cm" svg:height="9.56cm" svg:x="2cm" svg:y="2.5cm" draw:page-number="16" presentation:class="page"/>
          <draw:frame presentation:style-name="pr6" draw:text-style-name="P2" draw:layer="layout" svg:width="17cm" svg:height="14cm" svg:x="2cm" svg:y="13cm" presentation:class="notes" presentation:placeholder="true">
            <draw:text-box/>
          </draw:frame>
        </presentation:notes>
      </draw:page>
      <draw:page draw:name="page17" draw:style-name="dp1" draw:master-page-name="Metropolis" presentation:presentation-page-layout-name="AL2T1" presentation:use-date-time-name="dtd4">
        <office:forms form:automatic-focus="false" form:apply-design-mode="false"/>
        <draw:frame presentation:style-name="pr10" draw:layer="layout" svg:width="14.8cm" svg:height="5.141cm" svg:x="6.6cm" svg:y="-0.437cm" presentation:class="title" presentation:user-transformed="true">
          <draw:text-box>
            <text:p>TASKS TO BE DONE NEXT</text:p>
          </draw:text-box>
        </draw:frame>
        <draw:frame presentation:style-name="pr13" draw:layer="layout" svg:width="25.2cm" svg:height="16.24cm" svg:x="1.4cm" svg:y="5.066cm" presentation:class="outline">
          <draw:text-box>
            <text:list text:style-name="L7">
              <text:list-item>
                <text:p>Connect to Database using PHP</text:p>
              </text:list-item>
              <text:list-item>
                <text:p>Insert Student Data in Database through Sign Up page.</text:p>
              </text:list-item>
            </text:list>
          </draw:text-box>
        </draw:frame>
        <presentation:notes draw:style-name="dp2">
          <draw:page-thumbnail draw:style-name="gr1" draw:layer="layout" svg:width="17cm" svg:height="9.56cm" svg:x="2cm" svg:y="2.5cm" draw:page-number="17"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ohit Punjabi2" svg:font-family="'Lohit Punjabi'" style:font-adornments="Bold" style:font-pitch="variable"/>
    <style:font-face style:name="OpenSymbol1" svg:font-family="OpenSymbol, 'Arial Unicode MS'" style:font-pitch="variable"/>
    <style:font-face style:name="Ubuntu Condensed2" svg:font-family="'Ubuntu Condensed'"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Punjabi" svg:font-family="'Lohit Punjabi'" style:font-family-generic="roman" style:font-pitch="variable"/>
    <style:font-face style:name="Lohit Punjabi1" svg:font-family="'Lohit Punjabi'" style:font-adornments="Bold" style:font-family-generic="roman" style:font-pitch="variable"/>
    <style:font-face style:name="NanumBarunGothic" svg:font-family="NanumBarunGothic" style:font-family-generic="roman" style:font-pitch="variable"/>
    <style:font-face style:name="NanumBarunGothic1" svg:font-family="NanumBarunGothic" style:font-adornments="Regular" style:font-family-generic="roman" style:font-pitch="variable"/>
    <style:font-face style:name="OpenSymbol" svg:font-family="OpenSymbol, 'Arial Unicode MS'" style:font-family-generic="roman" style:font-pitch="variable"/>
    <style:font-face style:name="Ubuntu Condensed" svg:font-family="'Ubuntu Condensed'" style:font-family-generic="roman" style:font-pitch="variable"/>
    <style:font-face style:name="Ubuntu Condensed1" svg:font-family="'Ubuntu Condensed'" style:font-adornments="Regular" style:font-family-generic="roman" style:font-pitch="variable"/>
    <style:font-face style:name="FreeSans1" svg:font-family="FreeSans" style:font-family-generic="swiss" style:font-pitch="variable"/>
    <style:font-face style:name="NanumBarunGothic2" svg:font-family="NanumBarunGothic"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fo:color="#6666ff" fo:font-size="14pt" fo:language="en" fo:country="IN" fo:font-weight="bold" style:letter-kerning="true" style:font-name-asian="FreeSans1" style:font-family-asian="FreeSans" style:font-family-generic-asian="swiss" style:font-pitch-asian="variable" style:font-size-asian="14pt" style:language-asian="hi" style:country-asian="IN" style:font-weight-asian="bold" style:font-size-complex="14pt"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fo:text-align="start" style:text-autospace="none"/>
      <style:text-properties fo:color="#6666ff" fo:font-size="14pt" fo:font-weight="bold" style:font-size-asian="14pt" style:font-weight-asian="bold" style:font-size-complex="14pt" style:font-weight-complex="bold"/>
    </style:style>
    <style:style style:name="Index" style:family="graphic">
      <style:paragraph-properties fo:text-align="start" style:text-autospace="none"/>
      <style:text-properties fo:color="#6666ff" fo:font-weight="bold" style:font-name-asian="FreeSans2" style:font-family-asian="FreeSans" style:font-family-generic-asian="swiss" style:font-size-asian="14pt" style:font-weight-asian="bold" style:font-weight-complex="bold"/>
    </style:style>
    <style:style style:name="Caption" style:family="graphic">
      <style:paragraph-properties fo:margin-top="0.374cm" fo:margin-bottom="0.374cm" fo:text-align="start" style:text-autospace="none"/>
      <style:text-properties fo:color="#6666ff" fo:font-style="italic" fo:font-weight="bold" style:font-name-asian="FreeSans2" style:font-family-asian="FreeSans" style:font-family-generic-asian="swiss" style:font-size-asian="12pt" style:font-style-asian="italic" style:font-weight-asian="bold" style:font-style-complex="italic" style:font-weight-complex="bold"/>
    </style:style>
    <style:style style:name="List" style:family="graphic">
      <style:paragraph-properties fo:margin-top="0cm" fo:margin-bottom="0.436cm" fo:line-height="120%" fo:text-align="start" style:text-autospace="none"/>
      <style:text-properties fo:color="#6666ff" fo:font-weight="bold" style:font-name-asian="FreeSans2" style:font-family-asian="FreeSans" style:font-family-generic-asian="swiss" style:font-size-asian="14pt" style:font-weight-asian="bold" style:font-weight-complex="bold"/>
    </style:style>
    <style:style style:name="Text_20_Body" style:display-name="Text Body" style:family="graphic">
      <style:paragraph-properties fo:margin-top="0cm" fo:margin-bottom="0.436cm" fo:line-height="120%" fo:text-align="start" style:text-autospace="none"/>
      <style:text-properties fo:color="#6666ff" fo:font-size="14pt" fo:font-weight="bold" style:font-size-asian="14pt" style:font-weight-asian="bold" style:font-size-complex="14pt"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Condensed2" fo:font-family="'Ubuntu Condensed'" style:font-style-name="Regular"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56cm" fo:text-indent="0cm"/>
      <style:text-properties fo:color="#000000" style:text-outline="false" style:text-line-through-style="none" style:text-line-through-type="none" style:font-name="NanumBarunGothic2" fo:font-family="NanumBarunGothic" style:font-style-name="Regular"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53cm" fo:text-indent="0cm"/>
      <style:text-properties fo:color="#ffffff" fo:font-size="37.2999992370605pt" style:font-size-asian="28pt" style:font-size-complex="28pt"/>
    </style:style>
    <style:style style:name="Metropolis-outline3" style:family="presentation" style:parent-style-name="Metropolis-outline2">
      <style:paragraph-properties fo:margin-left="0cm" fo:margin-right="0cm" fo:margin-top="0cm" fo:margin-bottom="0.397cm" fo:text-indent="0cm"/>
      <style:text-properties fo:color="#ffffff" fo:font-size="32pt" style:font-size-asian="24pt" style:font-size-complex="24pt"/>
    </style:style>
    <style:style style:name="Metropolis-outline4" style:family="presentation" style:parent-style-name="Metropolis-outline3">
      <style:paragraph-properties fo:margin-left="0cm" fo:margin-right="0cm" fo:margin-top="0cm" fo:margin-bottom="0.264cm" fo:text-indent="0cm"/>
      <style:text-properties fo:color="#ffffff" fo:font-size="26.7000007629395pt" style:font-size-asian="20pt" style:font-size-complex="20pt"/>
    </style:style>
    <style:style style:name="Metropolis-outline5" style:family="presentation" style:parent-style-name="Metropolis-outline4">
      <style:paragraph-properties fo:margin-left="0cm" fo:margin-right="0cm" fo:margin-top="0cm" fo:margin-bottom="0.13cm" fo:text-indent="0cm"/>
      <style:text-properties fo:color="#ffffff" fo:font-size="26.7000007629395pt" style:font-size-asian="20pt" style:font-size-complex="20pt"/>
    </style:style>
    <style:style style:name="Metropolis-outline6" style:family="presentation" style:parent-style-name="Metropolis-outline5">
      <style:paragraph-properties fo:margin-left="0cm" fo:margin-right="0cm" fo:margin-top="0cm" fo:margin-bottom="0.13cm" fo:text-indent="0cm"/>
      <style:text-properties fo:color="#ffffff" fo:font-size="26.7000007629395pt" style:font-size-asian="20pt" style:font-size-complex="20pt"/>
    </style:style>
    <style:style style:name="Metropolis-outline7" style:family="presentation" style:parent-style-name="Metropolis-outline6">
      <style:paragraph-properties fo:margin-left="0cm" fo:margin-right="0cm" fo:margin-top="0cm" fo:margin-bottom="0.13cm" fo:text-indent="0cm"/>
      <style:text-properties fo:color="#ffffff" fo:font-size="26.7000007629395pt" style:font-size-asian="20pt" style:font-size-complex="20pt"/>
    </style:style>
    <style:style style:name="Metropolis-outline8" style:family="presentation" style:parent-style-name="Metropolis-outline7">
      <style:paragraph-properties fo:margin-left="0cm" fo:margin-right="0cm" fo:margin-top="0cm" fo:margin-bottom="0.13cm" fo:text-indent="0cm"/>
      <style:text-properties fo:font-size="26.7000007629395pt" style:font-size-asian="20pt" style:font-size-complex="20pt"/>
    </style:style>
    <style:style style:name="Metropolis-outline9" style:family="presentation" style:parent-style-name="Metropolis-outline8">
      <style:paragraph-properties fo:margin-left="0cm" fo:margin-right="0cm" fo:margin-top="0cm" fo:margin-bottom="0.13cm" fo:text-indent="0cm"/>
      <style:text-properties fo:font-size="26.7000007629395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ohit Punjabi2" fo:font-family="'Lohit Punjabi'" style:font-style-name="Bold" style:font-pitch="variable" fo:font-size="40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etropolis-title">
      <style:graphic-properties draw:auto-grow-height="false" fo:min-height="3.507cm"/>
    </style:style>
    <style:style style:name="Mpr5" style:family="presentation" style:parent-style-name="Metropolis-outline1" style:list-style-name="ML5">
      <style:graphic-properties fo:min-height="12.18cm"/>
    </style:style>
    <style:style style:name="Mpr6" style:family="presentation" style:parent-style-name="Metropolis-backgroundobjects">
      <style:graphic-properties draw:stroke="none" draw:fill="none" draw:fill-color="#ffffff" draw:auto-grow-height="false" fo:min-height="1.449cm"/>
    </style:style>
    <style:style style:name="Mpr7" style:family="presentation" style:parent-style-name="Metropolis-backgroundobjects">
      <style:graphic-properties draw:stroke="none" draw:fill="none" draw:fill-color="#ffffff" draw:auto-grow-height="false" fo:min-height="1.485cm"/>
    </style:style>
    <style:style style:name="Mpr8"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etropolis" style:page-layout-name="PM1" draw:style-name="Mdp1">
      <draw:frame draw:style-name="Mgr3" draw:text-style-name="MP7" draw:layer="backgroundobjects" svg:width="28cm" svg:height="21cm" svg:x="0cm" svg:y="0cm">
        <draw:image xlink:href="Pictures/100021B200009698000054ABB312A649B9EEC188.svg" xlink:type="simple" xlink:show="embed" xlink:actuate="onLoad">
          <text:p/>
        </draw:image>
        <draw:image xlink:href="Pictures/10000201000003AF0000021226F07D8DA310A8CE.png" xlink:type="simple" xlink:show="embed" xlink:actuate="onLoad"/>
      </draw:frame>
      <draw:frame presentation:style-name="Mpr4" draw:layer="backgroundobjects" svg:width="14.8cm" svg:height="2.667cm" svg:x="6.6cm" svg:y="0.8cm" presentation:class="title">
        <draw:text-box>
          <text:p>Click to edit the title text format</text:p>
        </draw:text-box>
      </draw:frame>
      <draw:frame presentation:style-name="Mpr5"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2" draw:layer="backgroundobjects" svg:width="6.523cm" svg:height="1.448cm" svg:x="1.4cm" svg:y="19.13cm" presentation:class="date-time">
        <draw:text-box>
          <text:p text:style-name="MP1"><text:span text:style-name="MT2"><presentation:date-time/></text:span></text:p>
        </draw:text-box>
      </draw:frame>
      <draw:frame presentation:style-name="Mpr6" draw:text-style-name="MP6" draw:layer="backgroundobjects" svg:width="8.875cm" svg:height="1.448cm" svg:x="9.576cm" svg:y="19.13cm" presentation:class="footer">
        <draw:text-box>
          <text:p text:style-name="MP5"><text:span text:style-name="MT2"><presentation:footer/></text:span></text:p>
        </draw:text-box>
      </draw:frame>
      <draw:frame presentation:style-name="Mpr6" draw:text-style-name="MP4" draw:layer="backgroundobjects" svg:width="6.523cm" svg:height="1.448cm" svg:x="20.076cm" svg:y="19.13cm" presentation:class="page-number">
        <draw:text-box>
          <text:p text:style-name="MP3"><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8T19:18:20.697711793</meta:creation-date>
    <dc:date>2017-02-15T11:09:14.788226316</dc:date>
    <meta:editing-duration>PT12H53M6S</meta:editing-duration>
    <meta:editing-cycles>11</meta:editing-cycles>
    <meta:generator>LibreOffice/5.1.4.2$Linux_X86_64 LibreOffice_project/10m0$Build-2</meta:generator>
    <meta:document-statistic meta:object-count="99"/>
  </office:meta>
</office:document-meta>
</file>